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ro6" style:family="table-row">
      <style:table-row-properties style:row-height="1.122in" fo:break-before="auto" style:use-optimal-row-height="true"/>
    </style:style>
    <style:style style:name="ro7" style:family="table-row">
      <style:table-row-properties style:row-height="0.9654in" fo:break-before="auto" style:use-optimal-row-height="true"/>
    </style:style>
    <style:style style:name="ro8" style:family="table-row">
      <style:table-row-properties style:row-height="1.2791in" fo:break-before="auto" style:use-optimal-row-height="true"/>
    </style:style>
    <style:style style:name="ro9" style:family="table-row">
      <style:table-row-properties style:row-height="1.4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erminology</text:p>
          </table:table-cell>
          <table:table-cell table:style-name="ce1" office:value-type="string" calcext:value-type="string">
            <text:p>explanati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ssign</text:p>
          </table:table-cell>
          <table:table-cell table:style-name="ce2" office:value-type="string" calcext:value-type="string">
            <text:p>The process of giving a variable a value using the = operator (e.g., x = 5).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gical error</text:p>
          </table:table-cell>
          <table:table-cell table:style-name="ce2" office:value-type="string" calcext:value-type="string">
            <text:p>A mistake in a program that causes it to behave incorrectly but doesn't result in a crash or exception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handling error</text:p>
          </table:table-cell>
          <table:table-cell table:style-name="ce2" office:value-type="string" calcext:value-type="string">
            <text:p>The process of dealing with exceptions or errors in the code using constructs like try, except, finally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indexing</text:p>
          </table:table-cell>
          <table:table-cell table:style-name="ce2" office:value-type="string" calcext:value-type="string">
            <text:p>Accessing elements in a sequence (like a list or string) using their position (e.g., my_list[0] for the first element)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licing</text:p>
          </table:table-cell>
          <table:table-cell table:style-name="ce2" office:value-type="string" calcext:value-type="string">
            <text:p>Extracting a portion of a sequence (like a list or string) using a start and end index (e.g., my_list[1:4])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iterable</text:p>
          </table:table-cell>
          <table:table-cell table:style-name="ce2" office:value-type="string" calcext:value-type="string">
            <text:p>An object that can be looped over or iterated through, such as lists, strings, and dictionaries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iterate over</text:p>
          </table:table-cell>
          <table:table-cell table:style-name="ce2" office:value-type="string" calcext:value-type="string">
            <text:p>The process of looping through the elements of an iterable (e.g., using a for loop).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st comprehension</text:p>
          </table:table-cell>
          <table:table-cell table:style-name="ce2" office:value-type="string" calcext:value-type="string">
            <text:p>A concise way to create lists by specifying an expression and optional conditions inside square brackets (e.g., [x*2 for x in range(5)] )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collections</text:p>
          </table:table-cell>
          <table:table-cell table:style-name="ce2" office:value-type="string" calcext:value-type="string">
            <text:p>A module in Python that implements specialized container datatypes like: namedtuple, deque, Counter, OrderedDict, and defaultdict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tuples</text:p>
          </table:table-cell>
          <table:table-cell table:style-name="ce2" office:value-type="string" calcext:value-type="string">
            <text:p>Immutable sequences in Python, typically used to store related data (e.g., (1, 2, 3))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__repr__</text:p>
          </table:table-cell>
          <table:table-cell table:style-name="ce2" office:value-type="string" calcext:value-type="string">
            <text:p>A special method used to define the "official" string representation of an object, typically for debugging and development. 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dunder methods</text:p>
          </table:table-cell>
          <table:table-cell table:style-name="ce2" office:value-type="string" calcext:value-type="string">
            <text:p>Short for "double underscore" methods (e.g., __init__, __str__), which are special methods in Python that define object behavior for common operations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pythonic</text:p>
          </table:table-cell>
          <table:table-cell table:style-name="ce2" office:value-type="string" calcext:value-type="string">
            <text:p>Writing code in a style that follows Python's conventions and best practices, making it simple, readable, and efficient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idiomatic</text:p>
          </table:table-cell>
          <table:table-cell table:style-name="ce2" office:value-type="string" calcext:value-type="string">
            <text:p>Writing code that is natural and consistent with the conventions of a given language or community, often used in the context of Pythonic code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DRY</text:p>
          </table:table-cell>
          <table:table-cell table:style-name="ce2" office:value-type="string" calcext:value-type="string">
            <text:p>Stands for "Don't Repeat Yourself," a principle aimed at reducing repetition of code and improving maintainability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spaghetti code</text:p>
          </table:table-cell>
          <table:table-cell table:style-name="ce2" office:value-type="string" calcext:value-type="string">
            <text:p>Disorganized, tangled, and hard-to-read code with poor structure, making it difficult to maintain and modify.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keyword arguments</text:p>
          </table:table-cell>
          <table:table-cell table:style-name="ce2" office:value-type="string" calcext:value-type="string">
            <text:p>Arguments passed to a function by explicitly naming the parameter </text:p>
            <text:p>(e.g., function(arg1=value) ).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ositional arguments</text:p>
          </table:table-cell>
          <table:table-cell table:style-name="ce2" office:value-type="string" calcext:value-type="string">
            <text:p>Arguments passed to a function in the order that the parameters are defined</text:p>
            <text:p>(e.g., function(value1, value2))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*args</text:p>
          </table:table-cell>
          <table:table-cell table:style-name="ce2" office:value-type="string" calcext:value-type="string">
            <text:p>A syntax used to pass a variable number of positional arguments to a function, allowing flexibility in how many arguments are given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**kwargs</text:p>
          </table:table-cell>
          <table:table-cell table:style-name="ce2" office:value-type="string" calcext:value-type="string">
            <text:p>A syntax used to pass a variable number of keyword arguments to a function, allowing flexibility in how arguments are named.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unpacking list</text:p>
          </table:table-cell>
          <table:table-cell table:style-name="ce2" office:value-type="string" calcext:value-type="string">
            <text:p>The process of extracting values from a list (or other iterable) and assigning them to variables (e.g., a, b, c = [1, 2, 3]).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turn statement</text:p>
          </table:table-cell>
          <table:table-cell table:style-name="ce2" office:value-type="string" calcext:value-type="string">
            <text:p>A statement in a function that sends a result back to the caller and terminates the function's execution.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ernary operator</text:p>
          </table:table-cell>
          <table:table-cell table:style-name="ce2" office:value-type="string" calcext:value-type="string">
            <text:p>A shorthand way to write an if-else statement in one line </text:p>
            <text:p>(e.g., x if condition else y). </text:p>
          </table:table-cell>
          <table:table-cell table:number-columns-repeated="2"/>
        </table:table-row>
        <table:table-row table:style-name="ro5">
          <table:table-cell table:style-name="ce2" office:value-type="string" calcext:value-type="string">
            <text:p>json</text:p>
          </table:table-cell>
          <table:table-cell table:style-name="ce2" office:value-type="string" calcext:value-type="string">
            <text:p>JavaScript Object Notation, a lightweight data-interchange format that is easy to read and write. </text:p>
            <text:p>In Python, it's often used for working with APIs or storing data in files </text:p>
            <text:p>(e.g., using the json module). </text:p>
          </table:table-cell>
          <table:table-cell table:number-columns-repeated="2"/>
        </table:table-row>
        <table:table-row table:style-name="ro6">
          <table:table-cell table:style-name="ce2" office:value-type="string" calcext:value-type="string">
            <text:p>dataframe</text:p>
          </table:table-cell>
          <table:table-cell table:style-name="ce2" office:value-type="string" calcext:value-type="string">
            <text:p>A two-dimensional, size-mutable, and potentially heterogeneous tabular data structure in pandas, similar to a table in a database or an Excel spreadsheet (e.g., df = pd.DataFrame()). </text:p>
            <text:p/>
            <text:p>Easy: </text:p>
            <text:p>A table-like structure in Python that is part of the pandas library, where data is stored in rows and columns, similar to a spreadsheet. </text:p>
          </table:table-cell>
          <table:table-cell table:number-columns-repeated="2"/>
        </table:table-row>
        <table:table-row table:style-name="ro7"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one-dimensional labeled array in pandas, which can hold any data type (e.g., integers, strings). </text:p>
            <text:p>It's like a single column of a DataFrame (e.g., s = pd.Series([1, 2, 3])). </text:p>
            <text:p/>
            <text:p>Easy: A one-column collection of data in pandas, like a list with labels (index) for each item. </text:p>
          </table:table-cell>
          <table:table-cell table:number-columns-repeated="2"/>
        </table:table-row>
        <table:table-row table:style-name="ro6">
          <table:table-cell table:style-name="ce2" office:value-type="string" calcext:value-type="string">
            <text:p>pandas concat</text:p>
          </table:table-cell>
          <table:table-cell table:style-name="ce2" office:value-type="string" calcext:value-type="string">
            <text:p>A function in pandas that combines two or more DataFrames along a particular axis (either rows or columns)</text:p>
            <text:p>Example: pd.concat([df1, df2], axis=0)</text:p>
            <text:p/>
            <text:p>Easy: A function in pandas that combines multiple DataFrames or Series together, either by stacking them vertically (rows) or horizontally (columns). </text:p>
          </table:table-cell>
          <table:table-cell table:number-columns-repeated="2"/>
        </table:table-row>
        <table:table-row table:style-name="ro6">
          <table:table-cell table:style-name="ce2" office:value-type="string" calcext:value-type="string">
            <text:p>pandas appply</text:p>
          </table:table-cell>
          <table:table-cell table:style-name="ce2" office:value-type="string" calcext:value-type="string">
            <text:p>A pandas method that allows you to apply a function along an axis (rows or columns) of a DataFrame or Series </text:p>
            <text:p>Example: df.apply(func, axis=1)</text:p>
            <text:p/>
            <text:p>Easy: </text:p>
            <text:p>A method in pandas that lets you apply a function to each element in a DataFrame or Series, or along a row/column. 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csv</text:p>
          </table:table-cell>
          <table:table-cell table:style-name="ce2" office:value-type="string" calcext:value-type="string">
            <text:p>Comma-Separated Values, a simple file format used to store tabular data, where each line represents a row, and each value is separated by commas (e.g., data.csv). </text:p>
            <text:p/>
            <text:p>Easy: </text:p>
            <text:p>A simple file format that stores data in rows, with each value separated by commas. It’s like a plain text table where each line is a row and each value in that row is separated by a comma. </text:p>
          </table:table-cell>
          <table:table-cell table:number-columns-repeated="2"/>
        </table:table-row>
        <table:table-row table:style-name="ro6">
          <table:table-cell table:style-name="ce2" office:value-type="string" calcext:value-type="string">
            <text:p>pandas isnull</text:p>
          </table:table-cell>
          <table:table-cell table:style-name="ce2" office:value-type="string" calcext:value-type="string">
            <text:p>A pandas function that checks for missing (null or NaN) values in a DataFrame or Series </text:p>
            <text:p>Example: df.isnull()</text:p>
            <text:p/>
            <text:p>Easy: </text:p>
            <text:p>A function in pandas that checks whether a cell in a DataFrame or Series is empty or contains a missing value. </text:p>
          </table:table-cell>
          <table:table-cell table:number-columns-repeated="2"/>
        </table:table-row>
        <table:table-row table:style-name="ro6">
          <table:table-cell table:style-name="ce2" office:value-type="string" calcext:value-type="string">
            <text:p>masking in pandas</text:p>
          </table:table-cell>
          <table:table-cell table:style-name="ce2" office:value-type="string" calcext:value-type="string">
            <text:p>The process of filtering data in a DataFrame or Series based on a condition, such as replacing or selecting values that meet a certain criterion </text:p>
            <text:p>Example: df[df['column'] &gt; 10] </text:p>
            <text:p/>
            <text:p>Easy: The process of filtering data in pandas by applying a condition to choose specific values or rows (e.g., selecting values greater than a certain number).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andas transpose</text:p>
          </table:table-cell>
          <table:table-cell table:style-name="ce2" office:value-type="string" calcext:value-type="string">
            <text:p>A method that swaps the rows and columns of a DataFrame or Series </text:p>
            <text:p>Example: df.T 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pandas value_counts()</text:p>
          </table:table-cell>
          <table:table-cell table:style-name="ce2" office:value-type="string" calcext:value-type="string">
            <text:p>A method in pandas that returns the count of unique values in a Series or a column of a DataFrame</text:p>
            <text:p>Example: df['column'].value_counts() </text:p>
            <text:p/>
            <text:p>Easy: </text:p>
            <text:p>A function in pandas that counts how many times each value appears in a column or Series.</text:p>
            <text:p/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tabular data</text:p>
          </table:table-cell>
          <table:table-cell table:style-name="ce2" office:value-type="string" calcext:value-type="string">
            <text:p>Data that is organized in rows and columns, similar to a table in a database or spreadsheet (e.g., DataFrames or CSV files). </text:p>
          </table:table-cell>
          <table:table-cell table:number-columns-repeated="2"/>
        </table:table-row>
        <table:table-row table:style-name="ro9">
          <table:table-cell table:style-name="ce2" office:value-type="string" calcext:value-type="string">
            <text:p>zero-based indexing</text:p>
          </table:table-cell>
          <table:table-cell table:style-name="ce6" office:value-type="string" calcext:value-type="string">
            <text:p>A convention in programming where the index of the first element in a collection (e.g., list, array, or DataFrame) is 0, not 1 </text:p>
            <text:p>Example: my_list[0] refers to the first element</text:p>
            <text:p/>
            <text:p>Easy:</text:p>
            <text:p>A way of counting where the first item in a list or array is numbered 0, not 1. </text:p>
            <text:p>For example, in a list ["a", "b", "c"], ["a"] is at index 0, ["b"] is at index 1, and so on.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/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2:49:05.6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9:28:38.274000000</meta:creation-date>
    <dc:date>2025-01-19T13:06:57.479000000</dc:date>
    <meta:editing-duration>PT2H33M29S</meta:editing-duration>
    <meta:editing-cycles>4</meta:editing-cycles>
    <meta:generator>LibreOffice/24.2.1.2$Windows_X86_64 LibreOffice_project/db4def46b0453cc22e2d0305797cf981b68ef5ac</meta:generator>
    <meta:document-statistic meta:table-count="1" meta:cell-count="72" meta:object-count="0"/>
  </office:meta>
</office:document-meta>
</file>